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16.896cm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26643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0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1" style:family="paragraph" style:parent-style-name="Table_20_Contents">
      <style:text-properties style:font-name="helevetica" fo:font-size="12pt" fo:font-weight="bold" officeooo:rsid="0014b94e" officeooo:paragraph-rsid="00192189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helevetica" officeooo:rsid="00206f43" officeooo:paragraph-rsid="00206f43"/>
    </style:style>
    <style:style style:name="P13" style:family="paragraph" style:parent-style-name="Table_20_Contents">
      <style:text-properties style:font-name="helevetica" officeooo:rsid="002557cd" officeooo:paragraph-rsid="002557cd"/>
    </style:style>
    <style:style style:name="P1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5" style:family="paragraph" style:parent-style-name="Table_20_Contents">
      <style:text-properties style:font-name="helevetica" officeooo:rsid="003d57ff" officeooo:paragraph-rsid="003d57ff"/>
    </style:style>
    <style:style style:name="P16" style:family="paragraph" style:parent-style-name="Table_20_Contents">
      <style:text-properties style:font-name="helevetica" fo:font-size="11pt" fo:font-weight="bold" officeooo:rsid="00307bf2" officeooo:paragraph-rsid="00307bf2" style:font-size-asian="11pt" style:font-weight-asian="bold" style:font-size-complex="11pt" style:font-weight-complex="bold"/>
    </style:style>
    <style:style style:name="P1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size="11pt" fo:font-weight="bold" officeooo:rsid="0032fdc4" officeooo:paragraph-rsid="0032fdc4" style:font-size-asian="11pt" style:font-weight-asian="bold" style:font-size-complex="11pt" style:font-weight-complex="bold"/>
    </style:style>
    <style:style style:name="P18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size="11pt" fo:font-weight="bold" officeooo:rsid="0035901e" officeooo:paragraph-rsid="0035901e" style:font-size-asian="11pt" style:font-weight-asian="bold" style:font-size-complex="11pt" style:font-weight-complex="bold"/>
    </style:style>
    <style:style style:name="P1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bold" officeooo:rsid="002f6230" officeooo:paragraph-rsid="002f6230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helevetica" fo:font-size="11pt" fo:font-weight="normal" officeooo:rsid="00307bf2" officeooo:paragraph-rsid="00307bf2" style:font-size-asian="11pt" style:font-weight-asian="normal" style:font-size-complex="11pt" style:font-weight-complex="normal"/>
    </style:style>
    <style:style style:name="P21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size="11pt" fo:font-weight="normal" officeooo:rsid="0033122d" officeooo:paragraph-rsid="0033122d" style:font-size-asian="11pt" style:font-weight-asian="normal" style:font-size-complex="11pt" style:font-weight-complex="normal"/>
    </style:style>
    <style:style style:name="P22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size="11pt" fo:font-weight="normal" officeooo:rsid="00373e5c" officeooo:paragraph-rsid="00373e5c" style:font-size-asian="11pt" style:font-weight-asian="normal" style:font-size-complex="11pt" style:font-weight-complex="normal"/>
    </style:style>
    <style:style style:name="P23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2f6230" officeooo:paragraph-rsid="0035901e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33bd13" officeooo:paragraph-rsid="0035901e" fo:background-color="transparent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helevetica" fo:font-size="11pt" officeooo:rsid="00307bf2" officeooo:paragraph-rsid="00307bf2" style:font-size-asian="11pt" style:font-size-complex="11pt"/>
    </style:style>
    <style:style style:name="P26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7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8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3d57ff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9" style:family="text">
      <style:text-properties officeooo:rsid="0015d714"/>
    </style:style>
    <style:style style:name="T10" style:family="text">
      <style:text-properties officeooo:rsid="00165d7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82c5" style:font-weight-asian="bold" style:font-weight-complex="bold"/>
    </style:style>
    <style:style style:name="T13" style:family="text">
      <style:text-properties fo:font-weight="bold" officeooo:rsid="003d57ff" style:font-weight-asian="bold" style:font-weight-complex="bold"/>
    </style:style>
    <style:style style:name="T14" style:family="text">
      <style:text-properties fo:font-weight="bold" officeooo:rsid="004095f5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382c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43a38" style:font-weight-asian="normal" style:font-weight-complex="normal"/>
    </style:style>
    <style:style style:name="T19" style:family="text">
      <style:text-properties fo:font-weight="normal" officeooo:rsid="003153e7" style:font-weight-asian="normal" style:font-weight-complex="normal"/>
    </style:style>
    <style:style style:name="T20" style:family="text">
      <style:text-properties officeooo:rsid="002865e9"/>
    </style:style>
    <style:style style:name="T21" style:family="text">
      <style:text-properties officeooo:rsid="002df6d4"/>
    </style:style>
    <style:style style:name="T22" style:family="text">
      <style:text-properties officeooo:rsid="002e0533"/>
    </style:style>
    <style:style style:name="T23" style:family="text">
      <style:text-properties officeooo:rsid="002f6230"/>
    </style:style>
    <style:style style:name="T24" style:family="text">
      <style:text-properties officeooo:rsid="003153e7"/>
    </style:style>
    <style:style style:name="T25" style:family="text">
      <style:text-properties officeooo:rsid="0033bd13"/>
    </style:style>
    <style:style style:name="T26" style:family="text">
      <style:text-properties officeooo:rsid="003d57ff"/>
    </style:style>
    <style:style style:name="T27" style:family="text">
      <style:text-properties officeooo:rsid="003fbe1e"/>
    </style:style>
    <style:style style:name="T28" style:family="text">
      <style:text-properties officeooo:rsid="0040896d"/>
    </style:style>
    <style:style style:name="T29" style:family="text">
      <style:text-properties officeooo:rsid="004095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/text:p>
          </table:table-cell>
        </table:table-row>
        <table:table-row>
          <table:table-cell table:style-name="Table4.A2" office:value-type="string">
            <text:p text:style-name="P10"><text:span text:style-name="T11">Nom : </text:span><text:span text:style-name="T13">Modifie</text:span><text:span text:style-name="T14">r</text:span><text:span text:style-name="T13"> ou annuler une commande</text:span><text:span text:style-name="T17"> (package : interface </text:span><text:span text:style-name="T18">client</text:span><text:span text:style-name="T17">)</text:span></text:p>
            <text:p text:style-name="P9"><text:span text:style-name="T11">Acteur </text:span>: Client</text:p>
            <text:p text:style-name="P4"><text:span text:style-name="Strong_20_Emphasis"><text:span text:style-name="T2">Description</text:span></text:span><text:span text:style-name="T8"> </text:span><text:span text:style-name="T3">: Le client </text:span><text:span text:style-name="T5">doit pouvoir </text:span><text:span text:style-name="T6">s’il le souhaite</text:span><text:span text:style-name="T5"> </text:span><text:span text:style-name="T7">modifier sa commande (quantités, articles) ou bien annuler cette dernière</text:span></text:p>
            <text:p text:style-name="P26"><text:span text:style-name="T11">Auteur </text:span>:<text:span text:style-name="T26">Thomas</text:span></text:p>
            <text:p text:style-name="P26"><text:span text:style-name="T11">Date </text:span>: 1<text:span text:style-name="T9">3</text:span> juillet 2018</text:p>
            <text:p text:style-name="P5"><text:span text:style-name="Strong_20_Emphasis"><text:span text:style-name="T2">Pré-conditions</text:span></text:span><text:span text:style-name="T3"> : Le client doit </text:span><text:span text:style-name="T7">avoir constitué un panier</text:span></text:p>
            <text:p text:style-name="P4"><text:span text:style-name="Strong_20_Emphasis"><text:span text:style-name="T2">Démarrage</text:span></text:span><text:span text:style-name="T3"> : L’utilisateur </text:span><text:span text:style-name="T4">se rend sur l</text:span><text:span text:style-name="T7">a page « Mon pani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1">1 Le </text:span><text:span text:style-name="T12">système</text:span> affiche <text:span text:style-name="T10">les articles dans le panier du client</text:span></text:p>
            <text:p text:style-name="P8"><text:span text:style-name="T15">2 l’utilisateur</text:span> <text:span text:style-name="T26">veut modifier sa commande</text:span></text:p>
            <text:p text:style-name="P8"><text:span text:style-name="T15">3 l’utilisateur</text:span> <text:span text:style-name="T26">modifie sa quantité de pizza</text:span></text:p>
            <text:p text:style-name="P8"><text:span text:style-name="T15">4 l’utilisateur</text:span> <text:span text:style-name="T10">valide de nouveau sa commande</text:span></text:p>
            <text:p text:style-name="P12"><text:span text:style-name="T11">5 </text:span><text:span text:style-name="T12">Le s</text:span><text:span text:style-name="T11">ystème</text:span> calcul<text:span text:style-name="T21">e</text:span> le temps néc<text:span text:style-name="T22">e</text:span>ssaire pour préparer la commande.</text:p>
            <text:p text:style-name="P12"><text:span text:style-name="T11">6 </text:span><text:span text:style-name="T12">Le système</text:span><text:span text:style-name="T16"> demande au client s’il est d’accord pour le délai proposé</text:span></text:p>
            <text:p text:style-name="P13"><text:span text:style-name="T15">7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20">d’exceptions</text:span></text:p>
          </table:table-cell>
        </table:table-row>
        <table:table-row>
          <table:table-cell table:style-name="Table3.A2" office:value-type="string">
            <text:p text:style-name="P15">2.a L’utilisateur annule sa commande</text:p>
            <text:p text:style-name="P15">3.a L’utilisateur clique sur « modifier ma pizza »</text:p>
            <text:p text:style-name="P15">3.b L’utilisateur consulte le catalogue de pizza</text:p>
            <text:p text:style-name="P15">3.c l’utilisateur <text:span text:style-name="T27">sélectionne</text:span> les pizzas qu’il désir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23">décision</text:span> de l’utilisateur <text:span text:style-name="T26">à l’étape 2</text:span></text:p>
          </table:table-cell>
        </table:table-row>
        <table:table-row>
          <table:table-cell table:style-name="Table5.A2" office:value-type="string">
            <text:p text:style-name="P11">Post condition : </text:p>
            <text:p text:style-name="P11"/>
            <text:list xml:id="list3974854272660814039" text:style-name="L1">
              <text:list-item>
                <text:p text:style-name="P27"><text:span text:style-name="T1">Scénario nominal : </text:span><text:span text:style-name="T9"> Le panier est actualisé et enregistré avec un message de confirmation.</text:span></text:p>
              </text:list-item>
              <text:list-item>
                <text:p text:style-name="P28"><text:span text:style-name="T1">Scénario d’exception : </text:span>Le client reçoit un message d’au revoir et la commande n’est pas enregistré<text:span text:style-name="T22">e</text:span>.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Ergonomie :</text:p>
            <text:p text:style-name="P23">D<text:span text:style-name="T25">es messages d’informations (concernant la validation de la commande)</text:span></text:p>
            <text:p text:style-name="P24">seront affichés sous forme de popup</text:p>
            <text:p text:style-name="P14"/>
          </table:table-cell>
        </table:table-row>
        <table:table-row>
          <table:table-cell table:style-name="Table1.A2" office:value-type="string">
            <text:p text:style-name="P16">Performance attendue</text:p>
            <text:p text:style-name="P20"><text:span text:style-name="T24">-</text:span>Après avoir <text:span text:style-name="T28">sélectionne</text:span> sa pizza, le système affiche en moins de 5 secondes la page suivante pour valider <text:span text:style-name="T24">l</text:span>a commande</text:p>
            <text:p text:style-name="P25"><text:span text:style-name="T19">-</text:span><text:span text:style-name="T17">Le système indique en moins de 30 secondes (maximum) le temps nécessaire pour préparer la commande.</text:span></text:p>
          </table:table-cell>
        </table:table-row>
        <table:table-row table:style-name="Table1.3">
          <table:table-cell table:style-name="Table1.A3" office:value-type="string">
            <text:p text:style-name="P17">Problèmes non résolus ou non évoqués :</text:p>
            <text:p text:style-name="P21">Le client doit-il pouvoir personnaliser sa pizza ?</text:p>
            <text:p text:style-name="P22">Le client pourrait t’il constituer un <text:span text:style-name="T29">panier</text:span> de pizza avant de s’être connecté.</text:p>
            <text:p text:style-name="P18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44:53.237565436</dc:date>
    <meta:editing-duration>PT1H23M58S</meta:editing-duration>
    <meta:editing-cycles>43</meta:editing-cycles>
    <meta:generator>LibreOffice/5.1.6.2$Linux_X86_64 LibreOffice_project/10m0$Build-2</meta:generator>
    <meta:document-statistic meta:table-count="5" meta:image-count="0" meta:object-count="0" meta:page-count="2" meta:paragraph-count="34" meta:word-count="291" meta:character-count="1791" meta:non-whitespace-character-count="1534"/>
  </office:meta>
</office:document-meta>
</file>